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ein size</text:p>
          </table:table-cell>
          <table:table-cell office:value-type="string" calcext:value-type="string">
            <text:p>veins per chunk</text:p>
          </table:table-cell>
        </table:table-row>
        <table:table-row table:style-name="ro1">
          <table:table-cell office:value-type="string" calcext:value-type="string">
            <text:p>bone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ignite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halkos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kassiteros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olomit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olibos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anadium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liver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idero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thracite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olybdenum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luridiu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yliastrum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byssal essence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 table:number-rows-repeated="1048560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heet1.B1:Sheet1.B1048576">
            <calcext:data-bar calcext:gradient="false" calcext:max-length="100" calcext:negative-color="#ff0000" calcext:positive-color="#729fc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C1:Sheet1.C1048576">
            <calcext:data-bar calcext:gradient="false" calcext:max-length="100" calcext:negative-color="#ff0000" calcext:positive-color="#ffb66c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0">00/00/0000</text:date>, <text:time style:data-style-name="N2" text:time-value="20:14:52.5613727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0T19:35:33.188590701</meta:creation-date>
    <dc:date>2021-03-20T20:23:31.269808385</dc:date>
    <meta:editing-duration>PT24M14S</meta:editing-duration>
    <meta:editing-cycles>4</meta:editing-cycles>
    <meta:generator>LibreOffice/6.4.6.2$Linux_X86_64 LibreOffice_project/40$Build-2</meta:generator>
    <meta:document-statistic meta:table-count="1" meta:cell-count="45" meta:object-count="0"/>
  </office:meta>
</office:document-meta>
</file>